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a0e8b"/>
    </style:style>
    <style:style style:name="T1" style:family="text">
      <style:text-properties officeooo:rsid="001a0e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Caveat emptor: "Let the buyer beware" </text:p>
      <text:p text:style-name="Standard"/>
      <text:p text:style-name="P1"><text:bookmark text:name="firstHeading"/><text:span text:style-name="T1">This is a good library, not a perfect library.</text:span></text:p>
      <text:p text:style-name="P1"/>
      <text:p text:style-name="P1"><text:span text:style-name="T1">[A perfect library would solve the file system race problem, the error injection problem, the file locking problem, the distributed file system problem, etc. The current standard library doesn't solve those problems and neither does the file system library. Papers have been promised but have not materializ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06:07:33.898000000</meta:creation-date>
    <dc:date>2016-02-24T08:04:51.948000000</dc:date>
    <meta:editing-duration>PT1H26M57S</meta:editing-duration>
    <meta:editing-cycles>3</meta:editing-cycles>
    <meta:generator>LibreOffice/5.0.2.2$Windows_x86 LibreOffice_project/37b43f919e4de5eeaca9b9755ed688758a8251fe</meta:generator>
    <meta:document-statistic meta:table-count="0" meta:image-count="0" meta:object-count="0" meta:page-count="1" meta:paragraph-count="3" meta:word-count="62" meta:character-count="395" meta:non-whitespace-character-count="335"/>
  </office:meta>
</office:document-meta>
</file>